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12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1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10"/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20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307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2.6035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3.38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s_lis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item/part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cost per piece</text:p>
          </table:table-cell>
          <table:table-cell office:value-type="string" table:style-name="ce1">
            <text:p>total cost</text:p>
          </table:table-cell>
          <table:table-cell office:value-type="string" table:style-name="ce1">
            <text:p>link to store (DUTCH)</text:p>
          </table:table-cell>
          <table:table-cell office:value-type="string" table:style-name="ce1">
            <text:p>remarks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3" table:style-name="ce4"/>
          <table:table-cell office:value-type="currency" office:value="725.3028000000005" table:formula="of:=SUM([.E3:.E1000])" table:style-name="ce7">
            <text:p>€ 725,30</text:p>
          </table:table-cell>
          <table:table-cell table:style-name="ce1"/>
          <table:table-cell office:value-type="string" table:style-name="ce1">
            <text:p>shipping included?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Table frame</text:p>
          </table:table-cell>
          <table:table-cell table:number-columns-repeated="3" table:style-name="ce4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1">
            <text:p>posts (40x40 mm T-slot profile)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40*40*800 mm</text:p>
          </table:table-cell>
          <table:table-cell office:value-type="float" office:value="14.03" table:style-name="ce4">
            <text:p>14,03</text:p>
          </table:table-cell>
          <table:table-cell office:value-type="currency" office:value="84.179999999999993" table:formula="of:=[.B4]*[.D4]" table:style-name="ce7">
            <text:p>€ 84,18</text:p>
          </table:table-cell>
          <table:table-cell office:value-type="string" table:style-name="ce1">
            <text:p>https://www.techniek-specialist.nl/aluminiumprofielen-specialist/isb-aluminium-profiel-40x40-eco/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sides short (40x40 mm T-slot profile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*40*1500 mm</text:p>
          </table:table-cell>
          <table:table-cell office:value-type="float" office:value="23.94" table:style-name="ce4">
            <text:p>23,94</text:p>
          </table:table-cell>
          <table:table-cell office:value-type="currency" office:value="47.88" table:formula="of:=[.B5]*[.D5]" table:style-name="ce7">
            <text:p>€ 47,88</text:p>
          </table:table-cell>
          <table:table-cell office:value-type="string" table:style-name="ce1">
            <text:p>https://www.techniek-specialist.nl/aluminiumprofielen-specialist/isb-aluminium-profiel-40x40-eco/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ides long (40x40 mm T-slot profile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*40*2000 mm</text:p>
          </table:table-cell>
          <table:table-cell office:value-type="float" office:value="31.02" table:style-name="ce4">
            <text:p>31,02</text:p>
          </table:table-cell>
          <table:table-cell office:value-type="currency" office:value="62.04" table:formula="of:=[.D6]*[.B6]" table:style-name="ce7">
            <text:p>€ 62,04</text:p>
          </table:table-cell>
          <table:table-cell office:value-type="string" table:style-name="ce1">
            <text:p>https://www.techniek-specialist.nl/aluminiumprofielen-specialist/isb-aluminium-profiel-40x40-eco/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corner fasteners big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stock</text:p>
          </table:table-cell>
          <table:table-cell office:value-type="currency" office:value="5.57" table:style-name="ce5">
            <text:p>€ 5,57</text:p>
          </table:table-cell>
          <table:table-cell office:value-type="currency" office:value="22.28" table:formula="of:=[.D7]*[.B7]" table:style-name="ce7">
            <text:p>€ 22,28</text:p>
          </table:table-cell>
          <table:table-cell office:value-type="string" table:style-name="ce1">
            <text:p>https://reprapworld.nl/products/mechanical/frame_components/hoekverbinding_30x60_frame_groot/</text:p>
          </table:table-cell>
          <table:table-cell office:value-type="string" table:style-name="ce2">
            <text:p>UPDAT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rner fasteners small</text:p>
          </table:table-cell>
          <table:table-cell office:value-type="float" office:value="12" table:formula="of:=[.B4]*2" table:style-name="ce4">
            <text:p>12</text:p>
          </table:table-cell>
          <table:table-cell office:value-type="string" table:style-name="ce4">
            <text:p>stock</text:p>
          </table:table-cell>
          <table:table-cell office:value-type="currency" office:value="3.25" table:style-name="ce5">
            <text:p>€ 3,25</text:p>
          </table:table-cell>
          <table:table-cell office:value-type="currency" office:value="39" table:formula="of:=[.D8]*[.B8]" table:style-name="ce7">
            <text:p>€ 39,00</text:p>
          </table:table-cell>
          <table:table-cell office:value-type="string" table:style-name="ce1">
            <text:p>https://reprapworld.nl/products/mechanisch/frame_onderdelen/hoek_connector_30x30_frame_klein/</text:p>
          </table:table-cell>
          <table:table-cell office:value-type="string" table:style-name="ce2">
            <text:p>Can also be all big fastene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ross supports (L profile Alu)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(20*20*2)*1030</text:p>
          </table:table-cell>
          <table:table-cell office:value-type="string" table:style-name="ce8">
            <text:p>-</text:p>
          </table:table-cell>
          <table:table-cell office:value-type="currency" office:value="32" table:style-name="ce9">
            <text:p>€ 32</text:p>
          </table:table-cell>
          <table:table-cell office:value-type="string" table:style-name="ce10">
            <text:p><text:a xlink:href="https://metaalcenter.nl/aluminium/aluminium-hoek-profiel/aluminium-hoekprofiel-20-x-20-x-2-mm.html">https://metaalcenter.nl/aluminium/aluminium-hoek-profiel/aluminium-hoekprofiel-20-x-20-x-2-mm.html</text:a>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end caps forT-profiles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30*30</text:p>
          </table:table-cell>
          <table:table-cell office:value-type="float" office:value="0.59" table:style-name="ce4">
            <text:p>0,59</text:p>
          </table:table-cell>
          <table:table-cell office:value-type="float" office:value="4.72" table:formula="of:=[.D10]*[.B10]" table:style-name="ce1">
            <text:p>4,72</text:p>
          </table:table-cell>
          <table:table-cell office:value-type="string" table:style-name="ce1">
            <text:p>https://www.techniek-specialist.nl/aluminiumprofielen-specialist/isb-afdekkap-profielen/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string" table:style-name="ce1">
            <text:p>screws for supports (M5)</text:p>
          </table:table-cell>
          <table:table-cell office:value-type="float" office:value="10" table:formula="of:=2*[.B9]" table:style-name="ce4">
            <text:p>10</text:p>
          </table:table-cell>
          <table:table-cell office:value-type="string" table:style-name="ce4">
            <text:p>stock</text:p>
          </table:table-cell>
          <table:table-cell office:value-type="currency" office:value="0.12" table:style-name="ce5">
            <text:p>€ 0,12</text:p>
          </table:table-cell>
          <table:table-cell office:value-type="currency" office:value="1.2" table:formula="of:=[.D11]*[.B11]" table:style-name="ce5">
            <text:p>€ 1,20</text:p>
          </table:table-cell>
          <table:table-cell office:value-type="string" table:style-name="ce1">
            <text:p>https://reprapworld.nl/products/mechanical/screws_nuts_and_washers/screws/hex/schroef_m5x20_hex/</text:p>
          </table:table-cell>
          <table:table-cell office:value-type="string" table:style-name="ce2">
            <text:p>UPDATE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slide nuts for supports (M5)</text:p>
          </table:table-cell>
          <table:table-cell office:value-type="float" office:value="10" table:formula="of:=[.B11]" table:style-name="ce1">
            <text:p>10</text:p>
          </table:table-cell>
          <table:table-cell office:value-type="string" table:style-name="ce4">
            <text:p>stock</text:p>
          </table:table-cell>
          <table:table-cell office:value-type="string" table:style-name="ce5">
            <text:p>6,53/20 pcs</text:p>
          </table:table-cell>
          <table:table-cell office:value-type="currency" office:value="6.53" table:style-name="ce3">
            <text:p>€ 6,53</text:p>
          </table:table-cell>
          <table:table-cell office:value-type="string" table:style-name="ce1">
            <text:p>https://reprapworld.nl/products/mechanisch/schroeven_moeren_en_ringen/moeren/t_slots/slide_nut_m5_fro_30x30_extrusions_20_pieces/</text:p>
          </table:table-cell>
          <table:table-cell office:value-type="string" table:style-name="ce2">
            <text:p>UPDATE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rings for supports (M5)</text:p>
          </table:table-cell>
          <table:table-cell office:value-type="float" office:value="10" table:formula="of:=[.B12]" table:style-name="ce1">
            <text:p>10</text:p>
          </table:table-cell>
          <table:table-cell office:value-type="string" table:style-name="ce4">
            <text:p>stock</text:p>
          </table:table-cell>
          <table:table-cell office:value-type="float" office:value="0.04" table:style-name="ce1">
            <text:p>0,04</text:p>
          </table:table-cell>
          <table:table-cell office:value-type="currency" office:value="0.4" table:formula="of:=[.D13]*[.B13]" table:style-name="ce5">
            <text:p>€ 0,40</text:p>
          </table:table-cell>
          <table:table-cell office:value-type="string" table:style-name="ce1">
            <text:p>https://reprapworld.nl/products/mechanical/screws_nuts_and_washers/washers/sluitring_m5_normaal/</text:p>
          </table:table-cell>
          <table:table-cell office:value-type="string" table:style-name="ce2">
            <text:p>UPDATE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Water table<text:s/><text:span text:style-name="T1">(simple)</text:span></text:p>
          </table:table-cell>
          <table:table-cell table:number-columns-repeated="3" table:style-name="ce4"/>
          <table:table-cell table:style-name="ce7"/>
          <table:table-cell table:style-name="ce1"/>
          <table:table-cell table:style-name="ce11"/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bottom shee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000*1000*2 mm</text:p>
          </table:table-cell>
          <table:table-cell office:value-type="float" office:value="58.3" table:style-name="ce4">
            <text:p>58,3</text:p>
          </table:table-cell>
          <table:table-cell office:value-type="currency" office:value="58.3" table:formula="of:=[.D16]*[.B16]" table:style-name="ce7">
            <text:p>€ 58,30</text:p>
          </table:table-cell>
          <table:table-cell office:value-type="string" table:style-name="ce10">
            <text:p><text:a xlink:href="https://metaalcenter.nl/aluminium/aluminium-plaat/aluminium-plaat2000-x-1000-x-2-mm.html">https://metaalcenter.nl/aluminium/aluminium-plaat/aluminium-plaat2000-x-1000-x-2-mm.html</text:a></text:p>
          </table:table-cell>
          <table:table-cell office:value-type="string" table:style-name="ce11">
            <text:p>CHECK SIZES FOR 2*1,5 m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sides (sheets, later 1 cut in half)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2000*30*2 mm</text:p>
          </table:table-cell>
          <table:table-cell office:value-type="string" table:style-name="ce4">
            <text:p>-</text:p>
          </table:table-cell>
          <table:table-cell office:value-type="currency" office:value="21.78" table:style-name="ce7">
            <text:p>€ 21,78</text:p>
          </table:table-cell>
          <table:table-cell office:value-type="string" table:style-name="ce1">
            <text:p>https://metaalcenter.nl/aluminium/aluminium-plat/aluminium-platstaf-30-x-2-mm.html</text:p>
          </table:table-cell>
          <table:table-cell table:style-name="ce11"/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grid holders (T profile Alu with cuts)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(25*25*2)*1970</text:p>
          </table:table-cell>
          <table:table-cell office:value-type="string" table:style-name="ce4">
            <text:p>-</text:p>
          </table:table-cell>
          <table:table-cell office:value-type="currency" office:value="26.13" table:style-name="ce7">
            <text:p>€ 26,13</text:p>
          </table:table-cell>
          <table:table-cell office:value-type="string" table:style-name="ce10">
            <text:p><text:a xlink:href="https://metaalcenter.nl/aluminium/aluminium-hoek-profiel/aluminium-hoekprofiel-20-x-20-x-2-mm.html">https://metaalcenter.nl/aluminium/aluminium-hoek-profiel/aluminium-hoekprofiel-20-x-20-x-2-mm.html</text:a></text:p>
          </table:table-cell>
          <table:table-cell office:value-type="string" table:style-name="ce11">
            <text:p>Can also be L profile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grid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20*2*1000</text:p>
          </table:table-cell>
          <table:table-cell office:value-type="string" table:style-name="ce4">
            <text:p>-</text:p>
          </table:table-cell>
          <table:table-cell office:value-type="currency" office:value="38.72" table:style-name="ce7">
            <text:p>€ 38,72</text:p>
          </table:table-cell>
          <table:table-cell office:value-type="string" table:style-name="ce1">
            <text:p>https://metaalcenter.nl/aluminium/aluminium-plat/aluminium-platstaf-20-x-2-mm.html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4"/>
          <table:table-cell table:style-name="ce7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2">
            <text:p>Y-axis (long)</text:p>
          </table:table-cell>
          <table:table-cell table:number-columns-repeated="3" table:style-name="ce4"/>
          <table:table-cell table:style-name="ce7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Y-rails linear 20X60 profil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000*20*60 mm</text:p>
          </table:table-cell>
          <table:table-cell office:value-type="float" office:value="45.54" table:style-name="ce4">
            <text:p>45,54</text:p>
          </table:table-cell>
          <table:table-cell office:value-type="currency" office:value="91.08" table:formula="of:=[.D22]*[.B22]" table:style-name="ce7">
            <text:p>€ 91,08</text:p>
          </table:table-cell>
          <table:table-cell office:value-type="string" table:style-name="ce10">
            <text:p><text:a xlink:href="https://www.techniek-specialist.nl/aluminiumprofielen-specialist/isb-aluminium-profiel-60x20n-o/">https://www.techniek-specialist.nl/aluminiumprofielen-specialist/isb-aluminium-profiel-60x20n-o/</text:a></text:p>
          </table:table-cell>
          <table:table-cell office:value-type="string" table:style-name="ce6">
            <text:p>of https://openbuildspartstore.com/v-slot-20x60-linear-rail/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timing bel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2100 mm T2.5</text:p>
          </table:table-cell>
          <table:table-cell office:value-type="float" office:value="3.03" table:style-name="ce4">
            <text:p>3,03</text:p>
          </table:table-cell>
          <table:table-cell office:value-type="currency" office:value="6.06" table:formula="of:=[.D23]*[.B23]" table:style-name="ce7">
            <text:p>€ 6,06</text:p>
          </table:table-cell>
          <table:table-cell office:value-type="string" table:style-name="ce10">
            <text:p><text:a xlink:href="https://reprapworld.nl/products/lineaire_beweging/distributieriem_1m_x_5mm_2_5mm_pitch_t2_5/">https://reprapworld.nl/products/lineaire_beweging/distributieriem_1m_x_5mm_2_5mm_pitch_t2_5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timing belt pulley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2.5</text:p>
          </table:table-cell>
          <table:table-cell office:value-type="float" office:value="3.01" table:style-name="ce4">
            <text:p>3,01</text:p>
          </table:table-cell>
          <table:table-cell office:value-type="currency" office:value="6.02" table:formula="of:=[.D24]*[.B24]" table:style-name="ce7">
            <text:p>€ 6,02</text:p>
          </table:table-cell>
          <table:table-cell office:value-type="string" table:style-name="ce10">
            <text:p><text:a xlink:href="https://reprapworld.nl/products/mechanisch/pulleys/aluminium_tandriemschijf_t2_5/">https://reprapworld.nl/products/mechanisch/pulleys/aluminium_tandriemschijf_t2_5/</text:a></text:p>
          </table:table-cell>
          <table:table-cell office:value-type="string" table:style-name="ce6">
            <text:p>can be 3D printed if needed.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Stepper motors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2.09" table:style-name="ce4">
            <text:p>12,09</text:p>
          </table:table-cell>
          <table:table-cell office:value-type="currency" office:value="24.18" table:formula="of:=[.D25]*[.B25]" table:style-name="ce7">
            <text:p>€ 24,18</text:p>
          </table:table-cell>
          <table:table-cell office:value-type="string" table:style-name="ce10">
            <text:p><text:a xlink:href="https://reprapworld.nl/products/motors_fans/stepper_motors/nema17_stappenmotor_1_8_stap_4_08_kg_cm/">https://reprapworld.nl/products/motors_fans/stepper_motors/nema17_stappenmotor_1_8_stap_4_08_kg_cm/</text:a></text:p>
          </table:table-cell>
          <table:table-cell office:value-type="string" table:style-name="ce11">
            <text:p>Is the torque high enough?<text:span text:style-name="T1"><text:s/>Can take the NEMA23: https://reprapworld.nl/products/motoren_fans/stepper_motors/nema23_stepper_motor_1_8_step_12_85_kg_cm/</text:span>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Y gantry plat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from DXF</text:p>
          </table:table-cell>
          <table:table-cell office:value-type="string" table:style-name="ce4">
            <text:p>-</text:p>
          </table:table-cell>
          <table:table-cell table:style-name="ce7"/>
          <table:table-cell office:value-type="string" table:style-name="ce4">
            <text:p>Build with DFX file</text:p>
          </table:table-cell>
          <table:table-cell office:value-type="string" table:style-name="ce24">
            <text:p>DXF needs to be adjusted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bearing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625ZZ</text:p>
          </table:table-cell>
          <table:table-cell office:value-type="float" office:value="0.42" table:style-name="ce4">
            <text:p>0,42</text:p>
          </table:table-cell>
          <table:table-cell office:value-type="currency" office:value="0.84" table:formula="of:=[.D27]*[.B27]" table:style-name="ce7">
            <text:p>€ 0,84</text:p>
          </table:table-cell>
          <table:table-cell office:value-type="string" table:style-name="ce1">
            <text:p>https://reprapworld.nl/products/mechanical/bearings/afgeschermde_kogellager_625zz/</text:p>
          </table:table-cell>
          <table:table-cell table:style-name="ce1"/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4">
            <text:p>M3 lock nuts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3 DIN985</text:p>
          </table:table-cell>
          <table:table-cell office:value-type="float" office:value="0.04" table:style-name="ce4">
            <text:p>0,04</text:p>
          </table:table-cell>
          <table:table-cell office:value-type="float" office:value="0.32" table:formula="of:=[.D28]*[.B28]" table:style-name="ce4">
            <text:p>0,32</text:p>
          </table:table-cell>
          <table:table-cell office:value-type="string" table:style-name="ce1">
            <text:p>https://reprapworld.nl/products/mechanisch/schroeven_moeren_en_ringen/moeren/nylon_slot/moer_m3_borgmoer/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office:value-type="string" table:style-name="ce14">
            <text:p>M3 washers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3 DIN 125A</text:p>
          </table:table-cell>
          <table:table-cell office:value-type="float" office:value="0.04" table:style-name="ce4">
            <text:p>0,04</text:p>
          </table:table-cell>
          <table:table-cell office:value-type="float" office:value="0.32" table:formula="of:=[.D29]*[.B29]" table:style-name="ce4">
            <text:p>0,32</text:p>
          </table:table-cell>
          <table:table-cell office:value-type="string" table:style-name="ce10">
            <text:p><text:a xlink:href="https://reprapworld.nl/products/mechanisch/schroeven_moeren_en_ringen/sluitringen/sluitring_m3_normaal/">https://reprapworld.nl/products/mechanisch/schroeven_moeren_en_ringen/sluitringen/sluitring_m3_normaal/</text:a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6">
            <text:p>M3 bolts (for motor)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3x30</text:p>
          </table:table-cell>
          <table:table-cell office:value-type="float" office:value="0.15" table:style-name="ce4">
            <text:p>0,15</text:p>
          </table:table-cell>
          <table:table-cell office:value-type="float" office:value="1.2" table:formula="of:=[.D30]*[.B30]" table:style-name="ce4">
            <text:p>1,2</text:p>
          </table:table-cell>
          <table:table-cell office:value-type="string" table:style-name="ce1">
            <text:p>https://reprapworld.nl/products/mechanical/screws_nuts_and_washers/screws/hex/schroef_m3x30_hex/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2">
            <text:p>slide-in nut (to fasten timing belt)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ISB type 5- M4</text:p>
          </table:table-cell>
          <table:table-cell office:value-type="float" office:value="0.22" table:style-name="ce4">
            <text:p>0,22</text:p>
          </table:table-cell>
          <table:table-cell office:value-type="float" office:value="0.88" table:formula="of:=[.D31]*[.B31]" table:style-name="ce4">
            <text:p>0,88</text:p>
          </table:table-cell>
          <table:table-cell office:value-type="string" table:style-name="ce1">
            <text:p>https://www.techniek-specialist.nl/aluminiumprofielen-specialist/t-sleuf-inschuifmoer/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2">
            <text:p>M4 bolts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4*25</text:p>
          </table:table-cell>
          <table:table-cell office:value-type="float" office:value="0.12" table:style-name="ce4">
            <text:p>0,12</text:p>
          </table:table-cell>
          <table:table-cell office:value-type="float" office:value="0.48" table:formula="of:=[.D32]*[.B32]" table:style-name="ce4">
            <text:p>0,48</text:p>
          </table:table-cell>
          <table:table-cell office:value-type="string" table:style-name="ce1">
            <text:p>https://reprapworld.nl/products/mechanical/screws_nuts_and_washers/screws/hex/schroef_m4x25_hex/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2">
            <text:p>slide-in nut (to fasten rails to frame)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ISB type 5- M4</text:p>
          </table:table-cell>
          <table:table-cell office:value-type="float" office:value="0.22" table:style-name="ce4">
            <text:p>0,22</text:p>
          </table:table-cell>
          <table:table-cell office:value-type="float" office:value="2.2000000000000002" table:formula="of:=[.D33]*[.B33]" table:style-name="ce4">
            <text:p>2,2</text:p>
          </table:table-cell>
          <table:table-cell office:value-type="string" table:style-name="ce1">
            <text:p>https://www.techniek-specialist.nl/aluminiumprofielen-specialist/t-sleuf-inschuifmoer/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2">
            <text:p>M4 bolts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4*25</text:p>
          </table:table-cell>
          <table:table-cell office:value-type="float" office:value="0.12" table:style-name="ce4">
            <text:p>0,12</text:p>
          </table:table-cell>
          <table:table-cell office:value-type="float" office:value="1.2" table:formula="of:=[.D34]*[.B34]" table:style-name="ce4">
            <text:p>1,2</text:p>
          </table:table-cell>
          <table:table-cell office:value-type="string" table:style-name="ce1">
            <text:p>https://reprapworld.nl/products/mechanical/screws_nuts_and_washers/screws/hex/schroef_m4x25_hex/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Wheel modules</text:p>
          </table:table-cell>
          <table:table-cell office:value-type="float" office:value="14" table:style-name="ce4">
            <text:p>14</text:p>
          </table:table-cell>
          <table:table-cell table:number-columns-repeated="2" table:style-name="ce4"/>
          <table:table-cell office:value-type="currency" office:value="40.532800000000009" table:formula="of:=[.B35]*(([.B36]*[.D36])+([.B38]*[.D38])+([.B39]*[.D39])*([.B40]*[.D40])+([.B41]*[.D41]))" table:style-name="ce7">
            <text:p>€ 40,53</text:p>
          </table:table-cell>
          <table:table-cell table:number-columns-repeated="2" table:style-name="ce1"/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2">
            <text:p>wheel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23 mm outer</text:p>
          </table:table-cell>
          <table:table-cell office:value-type="float" office:value="2.72" table:style-name="ce13">
            <text:p>2,72</text:p>
          </table:table-cell>
          <table:table-cell table:style-name="ce19"/>
          <table:table-cell office:value-type="string" table:style-name="ce10">
            <text:p><text:a xlink:href="https://reprapworld.nl/products/mechanisch/kogellagers/625zz_shielded_ball_bearing_23_mm_nylon_wheel/">https://reprapworld.nl/products/mechanisch/kogellagers/625zz_shielded_ball_bearing_23_mm_nylon_wheel/</text:a></text:p>
          </table:table-cell>
          <table:table-cell office:value-type="string" table:style-name="ce6">
            <text:p>CHECK WHETHER THIS IS CHEAPER: https://openbuildspartstore.com/solid-v-wheel-kit/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4">
            <text:p><text:s text:c="3"/>bearing included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5 mm inner</text:p>
          </table:table-cell>
          <table:table-cell office:value-type="string" table:style-name="ce15">
            <text:p>-</text:p>
          </table:table-cell>
          <table:table-cell table:style-name="ce20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4">
            <text:p>M5 lock nut<text:s/>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M5 DIN 985</text:p>
          </table:table-cell>
          <table:table-cell office:value-type="float" office:value="0.04" table:style-name="ce15">
            <text:p>0,04</text:p>
          </table:table-cell>
          <table:table-cell table:style-name="ce20"/>
          <table:table-cell office:value-type="string" table:style-name="ce10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4">
            <text:p>M5 washer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M5 DIN 125A</text:p>
          </table:table-cell>
          <table:table-cell office:value-type="float" office:value="0.04" table:style-name="ce15">
            <text:p>0,04</text:p>
          </table:table-cell>
          <table:table-cell table:style-name="ce20"/>
          <table:table-cell office:value-type="string" table:style-name="ce10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4">
            <text:p>Space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5,3*10*5 mm</text:p>
          </table:table-cell>
          <table:table-cell office:value-type="float" office:value="0.22" table:style-name="ce15">
            <text:p>0,22</text:p>
          </table:table-cell>
          <table:table-cell table:style-name="ce20"/>
          <table:table-cell office:value-type="string" table:style-name="ce10">
            <text:p><text:a xlink:href="https://www.mparts.nl/afstandsbus-rond-ca0158020500">https://www.mparts.nl/afstandsbus-rond-ca0158020500</text:a></text:p>
          </table:table-cell>
          <table:table-cell office:value-type="string" table:style-name="ce6">
            <text:p><text:span text:style-name="T2">of</text:span><text:s/>https://openbuildspartstore.com/aluminum-spacers-10-pack/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7">
            <text:p>M5 bolt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35 mm / DIN933</text:p>
          </table:table-cell>
          <table:table-cell office:value-type="float" office:value="0.1" table:style-name="ce18">
            <text:p>0,1</text:p>
          </table:table-cell>
          <table:table-cell table:style-name="ce21"/>
          <table:table-cell office:value-type="string" table:style-name="ce10">
            <text:p><text:a xlink:href="https://www.zamro.nl/product/81E0C/d933-rvs-a2-tapbout-m5x35-200">https://www.zamro.nl/product/81E0C/d933-rvs-a2-tapbout-m5x35-200</text:a>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2">
            <text:p>X-axis (short/moving)</text:p>
          </table:table-cell>
          <table:table-cell table:number-columns-repeated="5"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linear cross bar (40x40 mm T-slot profile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40*40*1500 mm</text:p>
          </table:table-cell>
          <table:table-cell office:value-type="float" office:value="23.94" table:style-name="ce4">
            <text:p>23,94</text:p>
          </table:table-cell>
          <table:table-cell office:value-type="currency" office:value="23.94" table:formula="of:=[.B44]*[.D44]" table:style-name="ce7">
            <text:p>€ 23,94</text:p>
          </table:table-cell>
          <table:table-cell office:value-type="string" table:style-name="ce10">
            <text:p><text:a xlink:href="https://www.techniek-specialist.nl/aluminiumprofielen-specialist/isb-aluminium-profiel-40x40-eco/">https://www.techniek-specialist.nl/aluminiumprofielen-specialist/isb-aluminium-profiel-40x40-eco/</text:a></text:p>
          </table:table-cell>
          <table:table-cell office:value-type="string" table:style-name="ce11">
            <text:p>I this really needed? Can't it be a thinner profile?<text:s/><text:span text:style-name="T1">For instance a flat 40x20 profile: https://www.techniek-specialist.nl/aluminiumprofielen-specialist/isb-aluminium-profiel-20x40n-o/</text:span>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M8 Bolts (to fasten cross bar to Y gantry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8*50</text:p>
          </table:table-cell>
          <table:table-cell office:value-type="float" office:value="0.22" table:style-name="ce1">
            <text:p>0,22</text:p>
          </table:table-cell>
          <table:table-cell office:value-type="currency" office:value="0.44" table:formula="of:=[.B45]*[.D45]" table:style-name="ce7">
            <text:p>€ 0,44</text:p>
          </table:table-cell>
          <table:table-cell office:value-type="string" table:style-name="ce10">
            <text:p><text:a xlink:href="https://reprapworld.nl/products/mechanisch/schroeven_moeren_en_ringen/schroeven/philips/schroef_m8x30_philips/">https://reprapworld.nl/products/mechanisch/schroeven_moeren_en_ringen/schroeven/philips/schroef_m8x30_philips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M8 washers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8 DIN 125A</text:p>
          </table:table-cell>
          <table:table-cell office:value-type="float" office:value="0.04" table:style-name="ce1">
            <text:p>0,04</text:p>
          </table:table-cell>
          <table:table-cell office:value-type="currency" office:value="0.08" table:formula="of:=[.B46]*[.D46]" table:style-name="ce7">
            <text:p>€ 0,08</text:p>
          </table:table-cell>
          <table:table-cell office:value-type="string" table:style-name="ce1">
            <text:p>https://reprapworld.nl/products/mechanical/screws_nuts_and_washers/washers/sluitring_m8_normaal/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2X 40x40 mm double T-slot profile rai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40*40*1500 mm</text:p>
          </table:table-cell>
          <table:table-cell office:value-type="float" office:value="26.48" table:style-name="ce4">
            <text:p>26,48</text:p>
          </table:table-cell>
          <table:table-cell office:value-type="currency" office:value="52.96" table:formula="of:=[.B47]*[.D47]" table:style-name="ce7">
            <text:p>€ 52,96</text:p>
          </table:table-cell>
          <table:table-cell office:value-type="string" table:style-name="ce10">
            <text:p><text:a xlink:href="https://www.techniek-specialist.nl/aluminiumprofielen-specialist/isb-aluminium-profiel-40x40n-o/">https://www.techniek-specialist.nl/aluminiumprofielen-specialist/isb-aluminium-profiel-40x40n-o/</text:a></text:p>
          </table:table-cell>
          <table:table-cell office:value-type="string" table:style-name="ce23">
            <text:p>This is different from the other rails, it has two 20 mm T-slot profile rails next to eachother.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M5 Bolts (to fasten rails to Y gantry)</text:p>
          </table:table-cell>
          <table:table-cell office:value-type="float" office:value="8" table:style-name="ce4">
            <text:p>8</text:p>
          </table:table-cell>
          <table:table-cell office:value-type="string" table:style-name="ce15">
            <text:p>35 mm / DIN933</text:p>
          </table:table-cell>
          <table:table-cell office:value-type="float" office:value="0.1" table:style-name="ce15">
            <text:p>0,1</text:p>
          </table:table-cell>
          <table:table-cell office:value-type="currency" office:value="0.8" table:formula="of:=[.B48]*[.D48]" table:style-name="ce7">
            <text:p>€ 0,80</text:p>
          </table:table-cell>
          <table:table-cell office:value-type="string" table:style-name="ce1">
            <text:p>https://www.zamro.nl/product/81E0C/d933-rvs-a2-tapbout-m5x35-200</text:p>
          </table:table-cell>
          <table:table-cell office:value-type="string" table:style-name="ce6">
            <text:p>included in big pack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M5 washers</text:p>
          </table:table-cell>
          <table:table-cell office:value-type="float" office:value="8" table:style-name="ce4">
            <text:p>8</text:p>
          </table:table-cell>
          <table:table-cell office:value-type="string" table:style-name="ce15">
            <text:p>M5 DIN 125A</text:p>
          </table:table-cell>
          <table:table-cell office:value-type="float" office:value="0.04" table:style-name="ce15">
            <text:p>0,04</text:p>
          </table:table-cell>
          <table:table-cell office:value-type="currency" office:value="0.32" table:formula="of:=[.B49]*[.D49]" table:style-name="ce7">
            <text:p>€ 0,32</text:p>
          </table:table-cell>
          <table:table-cell office:value-type="string" table:style-name="ce10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timing bel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600 mm T2.5</text:p>
          </table:table-cell>
          <table:table-cell office:value-type="float" office:value="3.03" table:style-name="ce4">
            <text:p>3,03</text:p>
          </table:table-cell>
          <table:table-cell office:value-type="currency" office:value="3.03" table:formula="of:=[.D50]*[.B50]" table:style-name="ce7">
            <text:p>€ 3,03</text:p>
          </table:table-cell>
          <table:table-cell office:value-type="string" table:style-name="ce10">
            <text:p><text:a xlink:href="https://reprapworld.nl/products/lineaire_beweging/distributieriem_1m_x_5mm_2_5mm_pitch_t2_5/">https://reprapworld.nl/products/lineaire_beweging/distributieriem_1m_x_5mm_2_5mm_pitch_t2_5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22">
            <text:p>slide-in nut (to fasten timing belt)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SB type 5- M4</text:p>
          </table:table-cell>
          <table:table-cell office:value-type="float" office:value="0.22" table:style-name="ce4">
            <text:p>0,22</text:p>
          </table:table-cell>
          <table:table-cell office:value-type="float" office:value="0.44" table:formula="of:=[.D51]*[.B51]" table:style-name="ce4">
            <text:p>0,44</text:p>
          </table:table-cell>
          <table:table-cell office:value-type="string" table:style-name="ce10">
            <text:p><text:a xlink:href="https://www.techniek-specialist.nl/aluminiumprofielen-specialist/t-sleuf-inschuifmoer/">https://www.techniek-specialist.nl/aluminiumprofielen-specialist/t-sleuf-inschuifmoer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22">
            <text:p>M4 bolts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4*25</text:p>
          </table:table-cell>
          <table:table-cell office:value-type="float" office:value="0.12" table:style-name="ce4">
            <text:p>0,12</text:p>
          </table:table-cell>
          <table:table-cell office:value-type="float" office:value="0.24" table:formula="of:=[.D52]*[.B52]" table:style-name="ce4">
            <text:p>0,24</text:p>
          </table:table-cell>
          <table:table-cell office:value-type="string" table:style-name="ce1">
            <text:p>https://reprapworld.nl/products/mechanical/screws_nuts_and_washers/screws/hex/schroef_m4x25_hex/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2">
            <text:p>X gantry</text:p>
          </table:table-cell>
          <table:table-cell table:number-columns-repeated="4" table:style-name="ce4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">
            <text:p>X gantry plate fro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rom DXF</text:p>
          </table:table-cell>
          <table:table-cell office:value-type="string" table:style-name="ce4">
            <text:p>-</text:p>
          </table:table-cell>
          <table:table-cell table:style-name="ce7"/>
          <table:table-cell office:value-type="string" table:style-name="ce4">
            <text:p>lasercut updated dxf</text:p>
          </table:table-cell>
          <table:table-cell office:value-type="string" table:style-name="ce24">
            <text:p>DXF needs to be adjusted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X gantry plate back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rom DXF</text:p>
          </table:table-cell>
          <table:table-cell office:value-type="string" table:style-name="ce4">
            <text:p>-</text:p>
          </table:table-cell>
          <table:table-cell table:style-name="ce7"/>
          <table:table-cell office:value-type="string" table:style-name="ce4">
            <text:p>lasercut updated dxf</text:p>
          </table:table-cell>
          <table:table-cell office:value-type="string" table:style-name="ce24">
            <text:p>DXF needs to be adjusted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Stepper motors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2.09" table:style-name="ce4">
            <text:p>12,09</text:p>
          </table:table-cell>
          <table:table-cell office:value-type="currency" office:value="12.09" table:formula="of:=[.D56]*[.B56]" table:style-name="ce7">
            <text:p>€ 12,09</text:p>
          </table:table-cell>
          <table:table-cell office:value-type="string" table:style-name="ce10">
            <text:p><text:a xlink:href="https://reprapworld.nl/products/motors_fans/stepper_motors/nema17_stappenmotor_1_8_stap_4_08_kg_cm/">https://reprapworld.nl/products/motors_fans/stepper_motors/nema17_stappenmotor_1_8_stap_4_08_kg_cm/</text:a></text:p>
          </table:table-cell>
          <table:table-cell office:value-type="string" table:style-name="ce11">
            <text:p>Is the torque high enough?<text:span text:style-name="T1"><text:s/>Can take the NEMA23: https://reprapworld.nl/products/motoren_fans/stepper_motors/nema23_stepper_motor_1_8_step_12_85_kg_cm/</text:span></text:p>
          </table:table-cell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">
            <text:p>timing belt pulley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T2.5</text:p>
          </table:table-cell>
          <table:table-cell office:value-type="float" office:value="3.01" table:style-name="ce4">
            <text:p>3,01</text:p>
          </table:table-cell>
          <table:table-cell office:value-type="currency" office:value="3.01" table:formula="of:=[.D57]*[.B57]" table:style-name="ce7">
            <text:p>€ 3,01</text:p>
          </table:table-cell>
          <table:table-cell office:value-type="string" table:style-name="ce10">
            <text:p><text:a xlink:href="https://reprapworld.nl/products/mechanisch/pulleys/aluminium_tandriemschijf_t2_5/">https://reprapworld.nl/products/mechanisch/pulleys/aluminium_tandriemschijf_t2_5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6">
            <text:p>M3 bolts (for motor)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3x30</text:p>
          </table:table-cell>
          <table:table-cell office:value-type="float" office:value="0.15" table:style-name="ce4">
            <text:p>0,15</text:p>
          </table:table-cell>
          <table:table-cell office:value-type="float" office:value="0.6" table:formula="of:=[.D58]*[.B58]" table:style-name="ce4">
            <text:p>0,6</text:p>
          </table:table-cell>
          <table:table-cell office:value-type="string" table:style-name="ce1">
            <text:p>https://reprapworld.nl/products/mechanical/screws_nuts_and_washers/screws/hex/schroef_m3x30_hex/</text:p>
          </table:table-cell>
          <table:table-cell table:style-name="ce1"/>
          <table:table-cell table:number-columns-repeated="7" table:style-name="ce6"/>
          <table:table-cell table:number-columns-repeated="16370"/>
        </table:table-row>
        <table:table-row table:style-name="ro1">
          <table:table-cell office:value-type="string" table:style-name="ce14">
            <text:p>M3 lock nuts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3 DIN985</text:p>
          </table:table-cell>
          <table:table-cell office:value-type="float" office:value="0.04" table:style-name="ce4">
            <text:p>0,04</text:p>
          </table:table-cell>
          <table:table-cell office:value-type="float" office:value="0.16" table:formula="of:=[.D59]*[.B59]" table:style-name="ce4">
            <text:p>0,16</text:p>
          </table:table-cell>
          <table:table-cell office:value-type="string" table:style-name="ce1">
            <text:p>https://reprapworld.nl/products/mechanisch/schroeven_moeren_en_ringen/moeren/nylon_slot/moer_m3_borgmoer/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4">
            <text:p>M3 washers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3 DIN 125A</text:p>
          </table:table-cell>
          <table:table-cell office:value-type="float" office:value="0.04" table:style-name="ce4">
            <text:p>0,04</text:p>
          </table:table-cell>
          <table:table-cell office:value-type="float" office:value="0.16" table:formula="of:=[.D60]*[.B60]" table:style-name="ce4">
            <text:p>0,16</text:p>
          </table:table-cell>
          <table:table-cell office:value-type="string" table:style-name="ce10">
            <text:p><text:a xlink:href="https://reprapworld.nl/products/mechanisch/schroeven_moeren_en_ringen/sluitringen/sluitring_m3_normaal/">https://reprapworld.nl/products/mechanisch/schroeven_moeren_en_ringen/sluitringen/sluitring_m3_normaal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2">
            <text:p>Double wheel modules top</text:p>
          </table:table-cell>
          <table:table-cell office:value-type="float" office:value="2" table:style-name="ce4">
            <text:p>2</text:p>
          </table:table-cell>
          <table:table-cell table:number-columns-repeated="4"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2">
            <text:p>wheel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23 mm outer</text:p>
          </table:table-cell>
          <table:table-cell office:value-type="float" office:value="2.72" table:style-name="ce13">
            <text:p>2,72</text:p>
          </table:table-cell>
          <table:table-cell office:value-type="float" office:value="5.44" table:formula="of:=[.D62]*[.B62]" table:style-name="ce4">
            <text:p>5,44</text:p>
          </table:table-cell>
          <table:table-cell office:value-type="string" table:style-name="ce1">
            <text:p>https://reprapworld.nl/products/mechanisch/kogellagers/625zz_shielded_ball_bearing_23_mm_nylon_wheel/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4">
            <text:p><text:s text:c="3"/>bearing included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5 mm inner</text:p>
          </table:table-cell>
          <table:table-cell office:value-type="string" table:style-name="ce15">
            <text:p>-</text:p>
          </table:table-cell>
          <table:table-cell table:style-name="ce4"/>
          <table:table-cell table:style-name="ce1"/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4">
            <text:p>M5 lock nut<text:s/>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M5 DIN 985</text:p>
          </table:table-cell>
          <table:table-cell office:value-type="float" office:value="0.04" table:style-name="ce15">
            <text:p>0,04</text:p>
          </table:table-cell>
          <table:table-cell office:value-type="float" office:value="0.04" table:formula="of:=[.D64]*[.B64]" table:style-name="ce4">
            <text:p>0,04</text:p>
          </table:table-cell>
          <table:table-cell office:value-type="string" table:style-name="ce10">
            <text:p><text:a xlink:href="https://reprapworld.nl/products/mechanical/screws_nuts_and_washers/nuts/nylon_lock/moer_m5_borgmoer/">https://reprapworld.nl/products/mechanical/screws_nuts_and_washers/nuts/nylon_lock/moer_m5_borgmoer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4">
            <text:p>M5 washer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M5 DIN 125A</text:p>
          </table:table-cell>
          <table:table-cell office:value-type="float" office:value="0.04" table:style-name="ce15">
            <text:p>0,04</text:p>
          </table:table-cell>
          <table:table-cell office:value-type="float" office:value="0.2" table:formula="of:=[.D65]*[.B65]" table:style-name="ce4">
            <text:p>0,2</text:p>
          </table:table-cell>
          <table:table-cell office:value-type="string" table:style-name="ce10">
            <text:p><text:a xlink:href="https://reprapworld.nl/products/mechanical/screws_nuts_and_washers/washers/sluitring_m5_normaal/">https://reprapworld.nl/products/mechanical/screws_nuts_and_washers/washers/sluitring_m5_normaal/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office:value-type="string" table:style-name="ce14">
            <text:p>Spacer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5,3*10*5 mm</text:p>
          </table:table-cell>
          <table:table-cell office:value-type="float" office:value="0.22" table:style-name="ce15">
            <text:p>0,22</text:p>
          </table:table-cell>
          <table:table-cell office:value-type="float" office:value="0.88" table:formula="of:=[.D66]*[.B66]" table:style-name="ce4">
            <text:p>0,88</text:p>
          </table:table-cell>
          <table:table-cell office:value-type="string" table:style-name="ce10">
            <text:p><text:a xlink:href="https://www.mparts.nl/afstandsbus-rond-ca0158020500">https://www.mparts.nl/afstandsbus-rond-ca0158020500</text:a></text:p>
          </table:table-cell>
          <table:table-cell table:number-columns-repeated="8" table:style-name="ce6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4"/>
          <table:table-cell table:style-name="ce15"/>
          <table:table-cell table:style-name="ce1"/>
          <table:table-cell table:number-columns-repeated="8" table:style-name="ce6"/>
          <table:table-cell table:number-columns-repeated="16370"/>
        </table:table-row>
        <table:table-row table:number-rows-repeated="13" table:style-name="ro1">
          <table:table-cell table:style-name="ce1"/>
          <table:table-cell table:number-columns-repeated="4" table:style-name="ce4"/>
          <table:table-cell table:style-name="ce1"/>
          <table:table-cell table:number-columns-repeated="8" table:style-name="ce6"/>
          <table:table-cell table:number-columns-repeated="16370"/>
        </table:table-row>
        <table:table-row table:number-rows-repeated="513" table:style-name="ro1">
          <table:table-cell/>
          <table:table-cell table:number-columns-repeated="4" table:style-name="ce4"/>
          <table:table-cell table:style-name="ce1"/>
          <table:table-cell table:number-columns-repeated="8" table:style-name="ce6"/>
          <table:table-cell table:number-columns-repeated="16370"/>
        </table:table-row>
        <table:table-row table:number-rows-repeated="84" table:style-name="ro1">
          <table:table-cell/>
          <table:table-cell table:number-columns-repeated="3" table:style-name="ce6"/>
          <table:table-cell table:number-columns-repeated="2" table:style-name="ce1"/>
          <table:table-cell table:number-columns-repeated="8" table:style-name="ce6"/>
          <table:table-cell table:number-columns-repeated="16370"/>
        </table:table-row>
        <table:table-row table:number-rows-repeated="11" table:style-name="ro1">
          <table:table-cell/>
          <table:table-cell table:number-columns-repeated="3" table:style-name="ce6"/>
          <table:table-cell table:number-columns-repeated="16380" table:style-name="ce1"/>
        </table:table-row>
        <table:table-row table:number-rows-repeated="90" table:style-name="ro1">
          <table:table-cell/>
          <table:table-cell table:number-columns-repeated="3" table:style-name="ce6"/>
          <table:table-cell table:number-columns-repeated="16380"/>
        </table:table-row>
        <table:table-row table:number-rows-repeated="10477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€</number:currency-symbol>
      <number:text> </number:text>
      <number:number number:decimal-places="0" number:min-integer-digits="1" number:grouping="true"/>
    </number:currency-style>
    <number:currency-style style:name="N10">
      <style:text-properties fo:color="#FF0000"/>
      <number:currency-symbol>€</number:currency-symbol>
      <number:text> -</number:text>
      <number:number number:decimal-places="0" number:min-integer-digits="1" number:grouping="true"/>
      <style:map style:condition="value()&gt;=0" style:apply-style-name="N10P0"/>
    </number:currency-style>
    <number:currency-style style:name="N12P0">
      <number:currency-symbol>€</number:currency-symbol>
      <number:text> </number:text>
      <number:number number:decimal-places="2" number:min-integer-digits="1" number:grouping="true"/>
    </number:currency-style>
    <number:currency-style style:name="N12">
      <style:text-properties fo:color="#FF0000"/>
      <number:currency-symbol>€</number:currency-symbol>
      <number:text> -</number:text>
      <number:number number:decimal-places="2" number:min-integer-digits="1" number:grouping="true"/>
      <style:map style:condition="value()&gt;=0" style:apply-style-name="N12P0"/>
    </number:currency-style>
    <number:currency-style style:name="N36">
      <number:currency-symbol>€</number:currency-symbol>
      <number:text> </number:text>
      <number:number number:decimal-places="2" number:min-integer-digits="1" number:grouping="true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jannes nelissen</meta:initial-creator>
    <dc:creator>jannes nelissen</dc:creator>
    <meta:creation-date>2018-07-12T12:05:13Z</meta:creation-date>
    <dc:date>2018-08-01T13:58:25Z</dc:date>
  </office:meta>
</office:document-meta>
</file>